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4694in" table:align="left" fo:background-color="#ecf0f5">
        <style:background-image/>
      </style:table-properties>
    </style:style>
    <style:style style:name="Table1.A" style:family="table-column">
      <style:table-column-properties style:column-width="1.4694in"/>
    </style:style>
    <style:style style:name="Table1.A1" style:family="table-cell">
      <style:table-cell-properties style:vertical-align="middle" fo:padding-left="0in" fo:padding-right="0.0833in" fo:padding-top="0.0833in" fo:padding-bottom="0.0833in" fo:border-left="none" fo:border-right="0.05pt solid #000000" fo:border-top="0.05pt solid #f4f4f4" fo:border-bottom="0.05pt solid #000000"/>
    </style:style>
    <style:style style:name="Table5" style:family="table">
      <style:table-properties style:width="1.4694in" table:align="left" fo:background-color="#ecf0f5">
        <style:background-image/>
      </style:table-properties>
    </style:style>
    <style:style style:name="Table5.A" style:family="table-column">
      <style:table-column-properties style:column-width="1.4694in"/>
    </style:style>
    <style:style style:name="Table5.A1" style:family="table-cell">
      <style:table-cell-properties style:vertical-align="middle" fo:padding-left="0in" fo:padding-right="0.0833in" fo:padding-top="0.0833in" fo:padding-bottom="0.0833in" fo:border-left="none" fo:border-right="0.05pt solid #000000" fo:border-top="0.05pt solid #f4f4f4" fo:border-bottom="0.05pt solid #000000"/>
    </style:style>
    <style:style style:name="Table2" style:family="table">
      <style:table-properties style:width="1.4694in" table:align="left" fo:background-color="#ecf0f5">
        <style:background-image/>
      </style:table-properties>
    </style:style>
    <style:style style:name="Table2.A" style:family="table-column">
      <style:table-column-properties style:column-width="1.4694in"/>
    </style:style>
    <style:style style:name="Table2.A1" style:family="table-cell">
      <style:table-cell-properties style:vertical-align="middle" fo:padding-left="0in" fo:padding-right="0.0833in" fo:padding-top="0.0833in" fo:padding-bottom="0.0833in" fo:border-left="none" fo:border-right="0.05pt solid #000000" fo:border-top="0.05pt solid #f4f4f4" fo:border-bottom="0.05pt solid #000000"/>
    </style:style>
    <style:style style:name="Table3" style:family="table">
      <style:table-properties style:width="1.4694in" table:align="left" fo:background-color="#ecf0f5">
        <style:background-image/>
      </style:table-properties>
    </style:style>
    <style:style style:name="Table3.A" style:family="table-column">
      <style:table-column-properties style:column-width="1.4694in"/>
    </style:style>
    <style:style style:name="Table3.A1" style:family="table-cell">
      <style:table-cell-properties style:vertical-align="middle" fo:padding-left="0in" fo:padding-right="0.0833in" fo:padding-top="0.0833in" fo:padding-bottom="0.0833in" fo:border-left="none" fo:border-right="0.05pt solid #000000" fo:border-top="0.05pt solid #f4f4f4" fo:border-bottom="0.05pt solid #000000"/>
    </style:style>
    <style:style style:name="Table4" style:family="table">
      <style:table-properties style:width="1.4694in" table:align="left" fo:background-color="#ecf0f5">
        <style:background-image/>
      </style:table-properties>
    </style:style>
    <style:style style:name="Table4.A" style:family="table-column">
      <style:table-column-properties style:column-width="1.4694in"/>
    </style:style>
    <style:style style:name="Table4.A1" style:family="table-cell">
      <style:table-cell-properties style:vertical-align="middle" fo:padding-left="0in" fo:padding-right="0.0833in" fo:padding-top="0.0833in" fo:padding-bottom="0.0833in" fo:border-left="none" fo:border-right="0.05pt solid #000000" fo:border-top="0.05pt solid #f4f4f4" fo:border-bottom="0.05pt solid #000000"/>
    </style:style>
    <style:style style:name="P1" style:family="paragraph" style:parent-style-name="Standard">
      <style:text-properties officeooo:rsid="00158739"/>
    </style:style>
    <style:style style:name="P2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158739"/>
    </style:style>
    <style:style style:name="P3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158739" officeooo:paragraph-rsid="00158739"/>
    </style:style>
    <style:style style:name="P4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15fe94" officeooo:paragraph-rsid="0015fe94"/>
    </style:style>
    <style:style style:name="P5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17b5ef" officeooo:paragraph-rsid="0017b5ef"/>
    </style:style>
    <style:style style:name="P6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17c2de" officeooo:paragraph-rsid="0017c2de"/>
    </style:style>
    <style:style style:name="P7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19490c" officeooo:paragraph-rsid="0019490c"/>
    </style:style>
    <style:style style:name="P8" style:family="paragraph" style:parent-style-name="Standard">
      <style:text-properties fo:font-variant="normal" fo:text-transform="none" fo:color="#333333" style:font-name="Open Sans" fo:font-size="10.5pt" fo:letter-spacing="normal" fo:font-style="normal" fo:font-weight="normal" officeooo:rsid="0019490c" officeooo:paragraph-rsid="00214e3e"/>
    </style:style>
    <style:style style:name="P9" style:family="paragraph" style:parent-style-name="Table_20_Contents">
      <style:paragraph-properties fo:line-height="142%"/>
      <style:text-properties fo:font-size="10.5pt"/>
    </style:style>
    <style:style style:name="P10" style:family="paragraph" style:parent-style-name="Table_20_Contents">
      <style:paragraph-properties fo:line-height="142%"/>
      <style:text-properties fo:font-size="10.5pt" officeooo:paragraph-rsid="00214e3e"/>
    </style:style>
    <style:style style:name="T1" style:family="text">
      <style:text-properties officeooo:rsid="0015fe94"/>
    </style:style>
    <style:style style:name="T2" style:family="text">
      <style:text-properties officeooo:rsid="0017c2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ata-table"/></text:p>
      <table:table table:name="Table1" table:style-name="Table1">
        <table:table-column table:style-name="Table1.A"/>
        <table:table-row table:style-name="TableLine94428834190352">
          <table:table-cell table:style-name="Table1.A1" office:value-type="string">
            <text:p text:style-name="P9"><text:line-break/>08-100-07-2073-04-01</text:p>
          </table:table-cell>
        </table:table-row>
      </table:table>
      <text:p text:style-name="P1"><text:s/>Savai 7-8 <text:span text:style-name="T1">pakhribas wala address</text:span></text:p>
      <text:p text:style-name="P1"/>
      <text:p text:style-name="P8"/>
      <table:table table:name="Table5" table:style-name="Table5">
        <table:table-column table:style-name="Table5.A"/>
        <table:table-row table:style-name="TableLine94428810088736">
          <table:table-cell table:style-name="Table5.A1" office:value-type="string">
            <text:p text:style-name="P10"><text:line-break/>08-100-08-2073-04-01</text:p>
          </table:table-cell>
        </table:table-row>
      </table:table>
      <text:p text:style-name="P8"/>
      <text:p text:style-name="P8"><text:s/>Pakhribas wala address</text:p>
      <text:p text:style-name="P8"/>
      <text:p text:style-name="P8">savai 7-8 xa</text:p>
      <text:p text:style-name="P8"/>
      <text:p text:style-name="P8"/>
      <text:p text:style-name="P8">08-100-08-2075-04-01</text:p>
      <text:p text:style-name="P8">pakhribas wala address </text:p>
      <text:p text:style-name="P8">savai 8 xa</text:p>
      <text:p text:style-name="P8"/>
      <text:p text:style-name="P1"/>
      <text:p text:style-name="P2">08-100-08-2038-04-01</text:p>
      <text:p text:style-name="P2"/>
      <text:p text:style-name="P3">2038</text:p>
      <text:p text:style-name="P3"/>
      <text:p text:style-name="P3">1-10–9997746828</text:p>
      <text:p text:style-name="P3">11-17–8146426</text:p>
      <text:p text:style-name="P3"/>
      <text:p text:style-name="P4">2039</text:p>
      <text:p text:style-name="P4"/>
      <text:p text:style-name="P4">1-8–77747888</text:p>
      <text:p text:style-name="P4">1-8–77747888</text:p>
      <text:p text:style-name="P4"/>
      <text:p text:style-name="P4">2040</text:p>
      <text:p text:style-name="P4"/>
      <text:p text:style-name="P4">1-10–7644477824</text:p>
      <text:p text:style-name="P4">11-15–88711</text:p>
      <text:p text:style-name="P4"/>
      <text:p text:style-name="P4">2041</text:p>
      <text:p text:style-name="P4">11–4</text:p>
      <text:p text:style-name="P4"/>
      <text:p text:style-name="P4">2042</text:p>
      <text:p text:style-name="P4"/>
      <text:p text:style-name="P4">1-10–4727538638</text:p>
      <text:p text:style-name="P4"/>
      <text:p text:style-name="P4">2043</text:p>
      <text:p text:style-name="P4"/>
      <text:p text:style-name="P4">1-10–9686614827</text:p>
      <text:p text:style-name="P4">11-20–7752457585</text:p>
      <text:p text:style-name="P4">21–5</text:p>
      <text:p text:style-name="P4"/>
      <text:p text:style-name="P4">2044</text:p>
      <text:p text:style-name="P4"/>
      <text:p text:style-name="P4">1-10–8667144611</text:p>
      <text:p text:style-name="P4">11-20–6444444444</text:p>
      <text:p text:style-name="P4">21-30–6464247633</text:p>
      <text:p text:style-name="P4">31-40–5552342233</text:p>
      <text:p text:style-name="P4"><text:soft-page-break/>41-50–3346334571</text:p>
      <text:p text:style-name="P4">51-60–2497779732</text:p>
      <text:p text:style-name="P4">61-70–9382399449</text:p>
      <text:p text:style-name="P4"/>
      <text:p text:style-name="P4">2045</text:p>
      <text:p text:style-name="P4"/>
      <text:p text:style-name="P4">1-9–487399488</text:p>
      <text:p text:style-name="P4">10-17–44343747</text:p>
      <text:p text:style-name="P4"/>
      <text:p text:style-name="P4">2046</text:p>
      <text:p text:style-name="P4"/>
      <text:p text:style-name="P4">1-5–69674</text:p>
      <text:p text:style-name="P4"/>
      <text:p text:style-name="P4">2047</text:p>
      <text:p text:style-name="P4"/>
      <text:p text:style-name="P4">1-3-428</text:p>
      <text:p text:style-name="P4">2048</text:p>
      <text:p text:style-name="P4"/>
      <text:p text:style-name="P4">1-2–21</text:p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data-table1"/></text:p>
      <table:table table:name="Table2" table:style-name="Table2">
        <table:table-column table:style-name="Table2.A"/>
        <table:table-row table:style-name="TableLine94428841869712">
          <table:table-cell table:style-name="Table2.A1" office:value-type="string">
            <text:p text:style-name="P9"><text:line-break/>08-100-08-2063-04-01</text:p>
          </table:table-cell>
        </table:table-row>
      </table:table>
      <text:p text:style-name="P4"/>
      <text:p text:style-name="P5">2063</text:p>
      <text:p text:style-name="P5"/>
      <text:p text:style-name="P5">87-90–7138</text:p>
      <text:p text:style-name="P5">91-94–3885</text:p>
      <text:p text:style-name="P5">95-98–5368</text:p>
      <text:p text:style-name="P5">99-102–1733</text:p>
      <text:p text:style-name="P5">103-106–1434</text:p>
      <text:p text:style-name="P5">107-110–4146</text:p>
      <text:p text:style-name="P5">111-114–7964</text:p>
      <text:p text:style-name="P5">115-118–4411</text:p>
      <text:p text:style-name="P5">119-121–449</text:p>
      <text:p text:style-name="P5">122-125–3494</text:p>
      <text:p text:style-name="P5">126-129–5185</text:p>
      <text:p text:style-name="P5">130-132–453</text:p>
      <text:p text:style-name="P5">133-136–6897</text:p>
      <text:p text:style-name="P5">137-140–3888</text:p>
      <text:p text:style-name="P5">141-144–8473</text:p>
      <text:p text:style-name="P5">145-148–7144</text:p>
      <text:p text:style-name="P5">149-152–4994</text:p>
      <text:p text:style-name="P5">153-156–7997</text:p>
      <text:p text:style-name="P5">157-160–4144</text:p>
      <text:p text:style-name="P5">161-164–4543</text:p>
      <text:p text:style-name="P5">165-168–1336</text:p>
      <text:p text:style-name="P5">169-172-9336</text:p>
      <text:p text:style-name="P5">173-174–16</text:p>
      <text:p text:style-name="P5">175–8</text:p>
      <text:p text:style-name="P5">176–6</text:p>
      <text:p text:style-name="P5"/>
      <text:p text:style-name="P5"><text:soft-page-break/>2064</text:p>
      <text:p text:style-name="P5"/>
      <text:p text:style-name="P5">1–5</text:p>
      <text:p text:style-name="P5"/>
      <text:p text:style-name="P5"/>
      <text:p text:style-name="P5"/>
      <text:p text:style-name="P5"><text:bookmark text:name="data-table2"/></text:p>
      <table:table table:name="Table3" table:style-name="Table3">
        <table:table-column table:style-name="Table3.A"/>
        <table:table-row table:style-name="TableLine94428811812208">
          <table:table-cell table:style-name="Table3.A1" office:value-type="string">
            <text:p text:style-name="P9"><text:line-break/>08-100-08-2064-04-01</text:p>
          </table:table-cell>
        </table:table-row>
      </table:table>
      <text:p text:style-name="P5"/>
      <text:p text:style-name="P5">2064</text:p>
      <text:p text:style-name="P5"/>
      <text:p text:style-name="P5">1-7–5454422</text:p>
      <text:p text:style-name="P5">8-12–44545</text:p>
      <text:p text:style-name="P5">13-19–4943369</text:p>
      <text:p text:style-name="P5">20-26–6544326</text:p>
      <text:p text:style-name="P5">27-32–999<text:span text:style-name="T2">582</text:span></text:p>
      <text:p text:style-name="P6">33-36–9918</text:p>
      <text:p text:style-name="P6"/>
      <text:p text:style-name="P6">2065</text:p>
      <text:p text:style-name="P6"/>
      <text:p text:style-name="P6">1-5–79379</text:p>
      <text:p text:style-name="P6">6-12–1599218</text:p>
      <text:p text:style-name="P6">13-18–9477764</text:p>
      <text:p text:style-name="P6">19-23–27992</text:p>
      <text:p text:style-name="P6">24-30–8524449</text:p>
      <text:p text:style-name="P6">31-37–4992659</text:p>
      <text:p text:style-name="P6">38-39–65</text:p>
      <text:p text:style-name="P6"/>
      <text:p text:style-name="P6">2066</text:p>
      <text:p text:style-name="P6"/>
      <text:p text:style-name="P6">1-6–163537</text:p>
      <text:p text:style-name="P6">7-13–6964888</text:p>
      <text:p text:style-name="P6">14-18–99999</text:p>
      <text:p text:style-name="P6">19-24–9881939</text:p>
      <text:p text:style-name="P6">25-31–4519114</text:p>
      <text:p text:style-name="P6">32-38–4248423</text:p>
      <text:p text:style-name="P6">39-45–3674481</text:p>
      <text:p text:style-name="P6">46-52–7359961</text:p>
      <text:p text:style-name="P6">53-59–2918714</text:p>
      <text:p text:style-name="P6">60-66–9219771</text:p>
      <text:p text:style-name="P6">67-73–9632872</text:p>
      <text:p text:style-name="P6"/>
      <text:p text:style-name="P6">2067</text:p>
      <text:p text:style-name="P6"/>
      <text:p text:style-name="P6">1-7–2163186</text:p>
      <text:p text:style-name="P6">8-14–6889935</text:p>
      <text:p text:style-name="P6">15-21–2128312</text:p>
      <text:p text:style-name="P6">22-28–3133546</text:p>
      <text:p text:style-name="P6">29-35–3724672</text:p>
      <text:p text:style-name="P6">36-42–1915966</text:p>
      <text:p text:style-name="P6">43-44–41</text:p>
      <text:p text:style-name="P6"/>
      <text:p text:style-name="P6">2068</text:p>
      <text:p text:style-name="P6"/>
      <text:p text:style-name="P6">1-7–464177</text:p>
      <text:p text:style-name="P6">8-14–1748173</text:p>
      <text:p text:style-name="P6"><text:soft-page-break/>15-21–4911641</text:p>
      <text:p text:style-name="P6">22-28–9618894</text:p>
      <text:p text:style-name="P6">29-35–5857237</text:p>
      <text:p text:style-name="P6">36-42–4559657</text:p>
      <text:p text:style-name="P6">43-48–376883</text:p>
      <text:p text:style-name="P6">49-54–445999</text:p>
      <text:p text:style-name="P6">55-61–9988677</text:p>
      <text:p text:style-name="P6">62-68–7333444</text:p>
      <text:p text:style-name="P6">68-75–1131473</text:p>
      <text:p text:style-name="P6">76-79–6191</text:p>
      <text:p text:style-name="P6"/>
      <text:p text:style-name="P6">2069</text:p>
      <text:p text:style-name="P6"/>
      <text:p text:style-name="P6">1-7–8153981</text:p>
      <text:p text:style-name="P6">8-15–49444124</text:p>
      <text:p text:style-name="P6">16-22–3577898</text:p>
      <text:p text:style-name="P6">23-29–7139394</text:p>
      <text:p text:style-name="P6">30-36–8993994</text:p>
      <text:p text:style-name="P6">37-43–7857889</text:p>
      <text:p text:style-name="P6">44-46–884</text:p>
      <text:p text:style-name="P6"/>
      <text:p text:style-name="P6"/>
      <text:p text:style-name="P6"/>
      <text:p text:style-name="P6"/>
      <text:p text:style-name="P6">08-100-08-2070-04-01</text:p>
      <text:p text:style-name="P6"/>
      <text:p text:style-name="P7">2070</text:p>
      <text:p text:style-name="P7"/>
      <text:p text:style-name="P7">1–2</text:p>
      <text:p text:style-name="P7">2–2</text:p>
      <text:p text:style-name="P7">3-5–646</text:p>
      <text:p text:style-name="P7">6–7</text:p>
      <text:p text:style-name="P7">7-9–935</text:p>
      <text:p text:style-name="P7">10-12–374</text:p>
      <text:p text:style-name="P7">13-15–341</text:p>
      <text:p text:style-name="P7">16-18–330</text:p>
      <text:p text:style-name="P7">19-21–715</text:p>
      <text:p text:style-name="P7">22-24–773</text:p>
      <text:p text:style-name="P7">25-27–222</text:p>
      <text:p text:style-name="P7">28-30–722</text:p>
      <text:p text:style-name="P7">31-33–591</text:p>
      <text:p text:style-name="P7">34-36–759</text:p>
      <text:p text:style-name="P7">37-39–914</text:p>
      <text:p text:style-name="P7">40-41–60</text:p>
      <text:p text:style-name="P7">42-45–6569</text:p>
      <text:p text:style-name="P7">46-48–821</text:p>
      <text:p text:style-name="P7">49-51–422</text:p>
      <text:p text:style-name="P7">52–6</text:p>
      <text:p text:style-name="P7">53-54–35</text:p>
      <text:p text:style-name="P7">55-57–748</text:p>
      <text:p text:style-name="P7">58-60–947</text:p>
      <text:p text:style-name="P7">61–4</text:p>
      <text:p text:style-name="P7"/>
      <text:p text:style-name="P7">2071</text:p>
      <text:p text:style-name="P7"/>
      <text:p text:style-name="P7">1-2–43</text:p>
      <text:p text:style-name="P7">3-5–393</text:p>
      <text:p text:style-name="P7">6-8–664</text:p>
      <text:p text:style-name="P7">9-11–918</text:p>
      <text:p text:style-name="P7"><text:soft-page-break/>12-14–623</text:p>
      <text:p text:style-name="P7">15-17–714</text:p>
      <text:p text:style-name="P7">18-20–798</text:p>
      <text:p text:style-name="P7">21-22–60</text:p>
      <text:p text:style-name="P7">23-24–90</text:p>
      <text:p text:style-name="P7">25-27–607</text:p>
      <text:p text:style-name="P7">28-30–531</text:p>
      <text:p text:style-name="P7"/>
      <text:p text:style-name="P7"/>
      <text:p text:style-name="P7"><text:bookmark text:name="data-table3"/></text:p>
      <table:table table:name="Table4" table:style-name="Table4">
        <table:table-column table:style-name="Table4.A"/>
        <table:table-row table:style-name="TableLine94428816569648">
          <table:table-cell table:style-name="Table4.A1" office:value-type="string">
            <text:p text:style-name="P9"/>
            <text:p text:style-name="P9"/>
          </table:table-cell>
        </table:table-row>
      </table:table>
      <text:p text:style-name="P7"/>
      <text:p text:style-name="P7"/>
      <text:p text:style-name="P7"/>
      <text:p text:style-name="P7">08-100-08-2048-04-01</text:p>
      <text:p text:style-name="P7"/>
      <text:p text:style-name="P7">2055</text:p>
      <text:p text:style-name="P7"/>
      <text:p text:style-name="P7">27-30–6291</text:p>
      <text:p text:style-name="P7"/>
      <text:p text:style-name="P7">2056</text:p>
      <text:p text:style-name="P7"/>
      <text:p text:style-name="P7">1-5–22396</text:p>
      <text:p text:style-name="P7">6-9–6281</text:p>
      <text:p text:style-name="P7">10-14-15118</text:p>
      <text:p text:style-name="P7">15-18–3349</text:p>
      <text:p text:style-name="P7">19-23–56112</text:p>
      <text:p text:style-name="P7">24-26–994</text:p>
      <text:p text:style-name="P7"/>
      <text:p text:style-name="P7">2057</text:p>
      <text:p text:style-name="P7"/>
      <text:p text:style-name="P7">1-5–28969</text:p>
      <text:p text:style-name="P7">6-9–2622</text:p>
      <text:p text:style-name="P7">10-14–37666</text:p>
      <text:p text:style-name="P7">15-18–4992</text:p>
      <text:p text:style-name="P7">19-22–4338</text:p>
      <text:p text:style-name="P7">23-26–8649</text:p>
      <text:p text:style-name="P7">27-31–32519</text:p>
      <text:p text:style-name="P7">32-35–3312</text:p>
      <text:p text:style-name="P7">36-40–43334</text:p>
      <text:p text:style-name="P7">41-44–6399</text:p>
      <text:p text:style-name="P7">45-48–4116</text:p>
      <text:p text:style-name="P7"/>
      <text:p text:style-name="P7">2058</text:p>
      <text:p text:style-name="P7"/>
      <text:p text:style-name="P7">1-4–5499</text:p>
      <text:p text:style-name="P7">5-9–49818</text:p>
      <text:p text:style-name="P7">10-13–8944</text:p>
      <text:p text:style-name="P7">14-17–6422</text:p>
      <text:p text:style-name="P7">18-22–27174</text:p>
      <text:p text:style-name="P7">23-26–9956</text:p>
      <text:p text:style-name="P7">27-30–9325</text:p>
      <text:p text:style-name="P7">31-34–9844</text:p>
      <text:p text:style-name="P7">35-38–4793</text:p>
      <text:p text:style-name="P7">39-40–25</text:p>
      <text:p text:style-name="P7"/>
      <text:p text:style-name="P7"><text:soft-page-break/></text:p>
      <text:p text:style-name="P7"/>
      <text:p text:style-name="P7">2059</text:p>
      <text:p text:style-name="P7"/>
      <text:p text:style-name="P7">1-4–4989</text:p>
      <text:p text:style-name="P7">5-8–7467</text:p>
      <text:p text:style-name="P7">9-12–7641</text:p>
      <text:p text:style-name="P7">13-16–1864</text:p>
      <text:p text:style-name="P7">17-20–3327</text:p>
      <text:p text:style-name="P7">21-24–3745</text:p>
      <text:p text:style-name="P7">25-28–7639</text:p>
      <text:p text:style-name="P7">29-32–6434</text:p>
      <text:p text:style-name="P7">33–8</text:p>
      <text:p text:style-name="P7"/>
      <text:p text:style-name="P7">2060</text:p>
      <text:p text:style-name="P7"/>
      <text:p text:style-name="P7">1-4–6929</text:p>
      <text:p text:style-name="P7">5-8–8643</text:p>
      <text:p text:style-name="P7">9-12–1762</text:p>
      <text:p text:style-name="P7">13-16–2442</text:p>
      <text:p text:style-name="P7">17-20–9774</text:p>
      <text:p text:style-name="P7"/>
      <text:p text:style-name="P7">2048</text:p>
      <text:p text:style-name="P7"/>
      <text:p text:style-name="P7">1-3–298</text:p>
      <text:p text:style-name="P7">4-8–58593</text:p>
      <text:p text:style-name="P7">9-9–7</text:p>
      <text:p text:style-name="P7"/>
      <text:p text:style-name="P7">2049</text:p>
      <text:p text:style-name="P7"/>
      <text:p text:style-name="P7">1-4–8744</text:p>
      <text:p text:style-name="P7">5-9–74714</text:p>
      <text:p text:style-name="P7">10-13–2481</text:p>
      <text:p text:style-name="P7">14-18–39417</text:p>
      <text:p text:style-name="P7"/>
      <text:p text:style-name="P7">2050</text:p>
      <text:p text:style-name="P7"/>
      <text:p text:style-name="P7">1-4–1932</text:p>
      <text:p text:style-name="P7">5-9–93748</text:p>
      <text:p text:style-name="P7">10-12–768</text:p>
      <text:p text:style-name="P7"/>
      <text:p text:style-name="P7">2051</text:p>
      <text:p text:style-name="P7"/>
      <text:p text:style-name="P7">1-4–8485</text:p>
      <text:p text:style-name="P7">5-9–46226</text:p>
      <text:p text:style-name="P7">10-12–876</text:p>
      <text:p text:style-name="P7"/>
      <text:p text:style-name="P7">2052</text:p>
      <text:p text:style-name="P7"/>
      <text:p text:style-name="P7">1-4–6839</text:p>
      <text:p text:style-name="P7">5-9–42692</text:p>
      <text:p text:style-name="P7">10-13–5447</text:p>
      <text:p text:style-name="P7">14-16–743</text:p>
      <text:p text:style-name="P7">17-20–7312</text:p>
      <text:p text:style-name="P7">21-22–31</text:p>
      <text:p text:style-name="P7"/>
      <text:p text:style-name="P7">2053</text:p>
      <text:p text:style-name="P7"/>
      <text:p text:style-name="P7">1-4–7979</text:p>
      <text:p text:style-name="P7"><text:soft-page-break/>5-9–35173</text:p>
      <text:p text:style-name="P7"/>
      <text:p text:style-name="P7">10-13–1178</text:p>
      <text:p text:style-name="P7">14-17–2499</text:p>
      <text:p text:style-name="P7"/>
      <text:p text:style-name="P7">2054</text:p>
      <text:p text:style-name="P7"/>
      <text:p text:style-name="P7">1-4–4324</text:p>
      <text:p text:style-name="P7">5-5–6</text:p>
      <text:p text:style-name="P7">6-8–844</text:p>
      <text:p text:style-name="P7">9-13–48291</text:p>
      <text:p text:style-name="P7">14-17–7549</text:p>
      <text:p text:style-name="P7">18-22–17544</text:p>
      <text:p text:style-name="P7">23-26–3346</text:p>
      <text:p text:style-name="P7">27-29–215</text:p>
      <text:p text:style-name="P7"/>
      <text:p text:style-name="P7">2055</text:p>
      <text:p text:style-name="P7"/>
      <text:p text:style-name="P7">1-4–6424</text:p>
      <text:p text:style-name="P7">5-9–22447</text:p>
      <text:p text:style-name="P7">10-13–4504</text:p>
      <text:p text:style-name="P7">14-18–36949</text:p>
      <text:p text:style-name="P7">19-21–323</text:p>
      <text:p text:style-name="P7">22-26–36985</text:p>
      <text:p text:style-name="P7"/>
      <text:p text:style-name="P7">2057</text:p>
      <text:p text:style-name="P7"/>
      <text:p text:style-name="P7">36-40–43334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21:15:04.450409197</meta:creation-date>
    <dc:date>2021-06-28T02:49:59.430341381</dc:date>
    <meta:editing-duration>PT1H10M16S</meta:editing-duration>
    <meta:editing-cycles>7</meta:editing-cycles>
    <meta:generator>LibreOffice/6.4.7.2$Linux_X86_64 LibreOffice_project/40$Build-2</meta:generator>
    <meta:document-statistic meta:table-count="5" meta:image-count="0" meta:object-count="0" meta:page-count="7" meta:paragraph-count="263" meta:word-count="486" meta:character-count="2590" meta:non-whitespace-character-count="2571"/>
  </office:meta>
</office:document-meta>
</file>